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5.25pt" style:font-size-complex="6pt"/>
    </style:style>
    <style:style style:name="P2" style:family="paragraph" style:parent-style-name="Standard">
      <style:text-properties fo:font-size="7pt" fo:font-weight="bold" style:font-size-asian="7pt" style:font-weight-asian="bold" style:font-size-complex="7pt" style:font-weight-complex="bold"/>
    </style:style>
    <style:style style:name="P3" style:family="paragraph" style:parent-style-name="Standard">
      <style:text-properties fo:color="#000000" fo:font-size="6pt" fo:font-weight="bold" style:font-size-asian="5.25pt" style:font-weight-asian="bold" style:font-size-complex="6pt" style:font-weight-complex="bold"/>
    </style:style>
    <style:style style:name="P4" style:family="paragraph" style:parent-style-name="Standard">
      <style:text-properties fo:color="#000000" fo:font-size="7pt" fo:font-weight="bold" style:font-size-asian="7pt" style:font-weight-asian="bold" style:font-size-complex="7pt" style:font-weight-complex="bold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6pt" style:font-size-asian="5.25pt" style:font-size-complex="6pt"/>
    </style:style>
    <style:style style:name="P6" style:family="paragraph" style:parent-style-name="Standard">
      <style:paragraph-properties fo:margin-left="0cm" fo:margin-right="0cm" fo:text-indent="0.254cm" style:auto-text-indent="false"/>
      <style:text-properties fo:color="#000080" fo:font-size="6pt" fo:font-weight="bold" style:font-size-asian="5.25pt" style:font-weight-asian="bold" style:font-size-complex="6pt" style:font-weight-complex="bold"/>
    </style:style>
    <style:style style:name="P7" style:family="paragraph" style:parent-style-name="Standard">
      <style:paragraph-properties fo:margin-left="0cm" fo:margin-right="0cm" fo:text-indent="0.265cm" style:auto-text-indent="false"/>
      <style:text-properties fo:color="#000080" fo:font-size="6pt" fo:font-weight="bold" style:font-size-asian="5.25pt" style:font-weight-asian="bold" style:font-size-complex="6pt" style:font-weight-complex="bold"/>
    </style:style>
    <style:style style:name="P8" style:family="paragraph" style:parent-style-name="Standard">
      <style:paragraph-properties fo:margin-left="0cm" fo:margin-right="0cm" fo:text-indent="0.245cm" style:auto-text-indent="false"/>
      <style:text-properties fo:color="#000080" fo:font-size="6pt" fo:font-weight="bold" style:font-size-asian="5.25pt" style:font-weight-asian="bold" style:font-size-complex="6pt" style:font-weight-complex="bold"/>
    </style:style>
    <style:style style:name="P9" style:family="paragraph" style:parent-style-name="Standard">
      <style:text-properties fo:font-size="7pt" fo:font-weight="bold" style:font-size-asian="7pt" style:font-weight-asian="bold" style:font-size-complex="7pt" style:font-weight-complex="bold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 style:list-style-name="List_20_1">
      <style:text-properties fo:font-size="6pt" style:font-size-asian="6pt" style:font-size-complex="6pt"/>
    </style:style>
    <style:style style:name="P12" style:family="paragraph" style:parent-style-name="Standard">
      <style:paragraph-properties fo:margin-left="0cm" fo:margin-right="0cm" fo:text-indent="0.245cm" style:auto-text-indent="false"/>
      <style:text-properties fo:color="#000080" fo:font-size="6pt" fo:font-weight="bold" style:font-size-asian="5.25pt" style:font-weight-asian="bold" style:font-size-complex="6pt" style:font-weight-complex="bold"/>
    </style:style>
    <style:style style:name="P13" style:family="paragraph" style:parent-style-name="Standard">
      <style:paragraph-properties fo:margin-left="0cm" fo:margin-right="0cm" fo:text-indent="0.245cm" style:auto-text-indent="false" fo:padding="0.074cm" fo:border-left="none" fo:border-right="none" fo:border-top="none" fo:border-bottom="0.002cm solid #000000" style:join-border="false"/>
      <style:text-properties fo:color="#000080" fo:font-size="6pt" fo:font-weight="bold" style:font-size-asian="5.25pt" style:font-weight-asian="bold" style:font-size-complex="6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80" fo:font-size="6pt" style:text-underline-style="solid" style:text-underline-width="auto" style:text-underline-color="font-color" fo:font-weight="bold" style:font-size-asian="5.25pt" style:font-weight-asian="bold" style:font-size-complex="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/>
    </style:style>
    <style:style style:name="T3" style:family="text">
      <style:text-properties fo:color="#000080" fo:font-weight="normal" style:font-weight-asian="normal" style:font-weight-complex="normal"/>
    </style:style>
    <style:style style:name="T4" style:family="text">
      <style:text-properties fo:color="#000080" fo:font-size="6pt" style:text-underline-style="none" fo:font-weight="normal" style:font-size-asian="5.25pt" style:font-weight-asian="normal" style:font-size-complex="6pt" style:font-weight-complex="normal"/>
    </style:style>
    <style:style style:name="T5" style:family="text">
      <style:text-properties fo:color="#000080" fo:font-size="6pt" style:text-underline-style="none" fo:font-weight="normal" style:font-size-asian="6pt" style:font-weight-asian="normal" style:font-size-complex="6pt" style:font-weight-complex="normal"/>
    </style:style>
    <style:style style:name="T6" style:family="text">
      <style:text-properties fo:color="#000080"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size="6pt"/>
    </style:style>
    <style:style style:name="T9" style:family="text">
      <style:text-properties style:font-size-asian="5.25pt"/>
    </style:style>
    <style:style style:name="T10" style:family="text">
      <style:text-properties style:font-size-complex="6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ilar na linha de comandos</text:p>
      <text:p text:style-name="P1"><text:span text:style-name="T1">csc /help</text:span> <text:s/><text:span text:style-name="T2">: indica todas as opções</text:span></text:p>
      <text:p text:style-name="P1"><text:span text:style-name="T1">csc <text:s/>MyFile.cs</text:span> <text:span text:style-name="T2">: compila o ficheiro MyFile, <text:s/>produzindo o MyLine.exe </text:span></text:p>
      <text:p text:style-name="P1"><text:span text:style-name="T1">csc /target:library MyFile.cs </text:span><text:span text:style-name="T3">:</text:span><text:span text:style-name="T2"> compila o ficheiro MyFile, produzindo MyLine.dll </text:span></text:p>
      <text:p text:style-name="P5"><text:span text:style-name="T1">csc /out:My.exe MyFile.cs</text:span> <text:span text:style-name="T2">: compila o ficheiro MyFile, <text:s/>produzindo o My.exe </text:span></text:p>
      <text:p text:style-name="P2">ILDasm Visualização de IL</text:p>
      <text:p text:style-name="P1"><text:span text:style-name="T1">ildasm MyFile.exe</text:span> <text:span text:style-name="T2">: para visualizar o código intermédio produzido por csc MyFile.cs</text:span> </text:p>
      <text:p text:style-name="P5"><text:span text:style-name="T1">ildasm /out=My.il MyFile.exe</text:span> <text:span text:style-name="T2">: output direccionado para um ficheiro em vez de ser para GUI </text:span></text:p>
      <text:p text:style-name="P4">Representação intermédia: propriedades</text:p>
      <text:p text:style-name="P3">Definição completa da classe UmaClasse </text:p>
      <text:p text:style-name="P6">“.class private auto ansi beforefieldinit UmaClasse extends [mscorlib]System.Object”</text:p>
      <text:p text:style-name="P6">Visibilidade, nome, herança, ... </text:p>
      <text:p text:style-name="P3">Definição completa do campo umCampo </text:p>
      <text:p text:style-name="P7">“.field private int32 umCampo” </text:p>
      <text:p text:style-name="P7">Visibilidade, tipo, nome </text:p>
      <text:p text:style-name="P3">Definição completa do método UmMetodo </text:p>
      <text:p text:style-name="P6">“.method private hidebysig instance int32 <text:s/>UmMetodo(int32 arg1) cil managed” </text:p>
      <text:p text:style-name="P6">Visibilidade, tipo de retorno, nome, argumentos, ... </text:p>
      <text:p text:style-name="P3">O código utiliza nomes e não localizações em memória </text:p>
      <text:p text:style-name="P8">“ldarg.1” – Carregar o primeiro operando (e não [ebp+4]) </text:p>
      <text:p text:style-name="P8">“ldfld int32 UmaClasse::umCampo” – Carregar o campo umCampo (e não [this+0]) </text:p>
      <text:p text:style-name="P13"/>
      <text:p text:style-name="P14">Reflexão</text:p>
      <text:p text:style-name="P14"><text:span text:style-name="T7">Informação contida na Metadata</text:span></text:p>
      <text:p text:style-name="P14"><text:span text:style-name="T7">System.Reflexion</text:span></text:p>
      <text:list xml:id="list29345003" text:style-name="List_20_1">
        <text:list-item>
          <text:p text:style-name="P11"><text:span text:style-name="T6">Inspecciona o Sistema de Tipos</text:span></text:p>
        </text:list-item>
        <text:list-item>
          <text:p text:style-name="P11"><text:span text:style-name="T6">Cria instâncias de tipos conhecidos em tempo de execução</text:span></text:p>
        </text:list-item>
      </text:list>
      <text:p text:style-name="P10"><text:span text:style-name="T6">System.Reflexion.Emit</text:span></text:p>
      <text:list xml:id="list29573350" text:continue-numbering="true" text:style-name="List_20_1">
        <text:list-item>
          <text:p text:style-name="P11"><text:span text:style-name="T6">Estender o Sistema de Tipos</text:span></text:p>
        </text:list-item>
      </text:list>
      <text:p text:style-name="P10"><text:span text:style-name="T6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footnote-max-height="0cm">
        <style:background-image/>
        <style:columns fo:column-count="3" fo:column-gap="0cm">
          <style:column-sep style:width="0.002cm" style:color="#000000" style:height="100%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Ambientes Virtuais de Execução – Semestre Verão 2010/2011</text:p>
      </style:header>
      <style:footer>
        <text:p text:style-name="Footer">Nuno Cancel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uno Cancelo</meta:initial-creator>
    <meta:creation-date>2011-03-21T10:56:43.28</meta:creation-date>
    <dc:date>2011-06-06T09:45:16.83</dc:date>
    <meta:editing-duration>PT36M36S</meta:editing-duration>
    <meta:editing-cycles>7</meta:editing-cycles>
    <meta:generator>LibreOffice/3.3$Win32 LibreOffice_project/330m19$Build-8</meta:generator>
    <meta:document-statistic meta:table-count="0" meta:image-count="0" meta:object-count="0" meta:page-count="1" meta:paragraph-count="30" meta:word-count="200" meta:character-count="1391"/>
  </office:meta>
</office:document-meta>
</file>